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06e28a" officeooo:paragraph-rsid="0006e2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officeooo:rsid="0002946e" officeooo:paragraph-rsid="0002946e"/>
    </style:style>
    <style:style style:name="P6" style:family="paragraph" style:parent-style-name="Standard">
      <style:paragraph-properties fo:margin-top="0.0791in" fo:margin-bottom="0.0791in" loext:contextual-spacing="false"/>
      <style:text-properties officeooo:rsid="0002946e" officeooo:paragraph-rsid="0006e28a"/>
    </style:style>
    <style:style style:name="P7" style:family="paragraph" style:parent-style-name="Standard">
      <style:paragraph-properties fo:margin-top="0.0791in" fo:margin-bottom="0.0791in" loext:contextual-spacing="false"/>
      <style:text-properties officeooo:rsid="0006e28a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officeooo:rsid="000ac6f2" officeooo:paragraph-rsid="000ac6f2"/>
    </style:style>
    <style:style style:name="P9" style:family="paragraph" style:parent-style-name="Standard">
      <style:paragraph-properties fo:margin-top="0.0791in" fo:margin-bottom="0.0791in" loext:contextual-spacing="false"/>
      <style:text-properties officeooo:rsid="000bf117" officeooo:paragraph-rsid="000bf117"/>
    </style:style>
    <style:style style:name="P10" style:family="paragraph" style:parent-style-name="Standard">
      <style:paragraph-properties fo:margin-top="0.0791in" fo:margin-bottom="0.0791in" loext:contextual-spacing="false"/>
      <style:text-properties officeooo:rsid="000d74fc" officeooo:paragraph-rsid="000d74fc"/>
    </style:style>
    <style:style style:name="P11" style:family="paragraph" style:parent-style-name="Standard" style:list-style-name="L1">
      <style:paragraph-properties fo:margin-top="0.0791in" fo:margin-bottom="0.0791in" loext:contextual-spacing="false"/>
      <style:text-properties officeooo:rsid="000718a1" officeooo:paragraph-rsid="000718a1"/>
    </style:style>
    <style:style style:name="P12" style:family="paragraph" style:parent-style-name="Standard" style:list-style-name="L1">
      <style:paragraph-properties fo:margin-top="0.0791in" fo:margin-bottom="0.0791in" loext:contextual-spacing="false"/>
      <style:text-properties officeooo:paragraph-rsid="000718a1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officeooo:rsid="000718a1"/>
    </style:style>
    <style:style style:name="T4" style:family="text">
      <style:text-properties officeooo:rsid="00079974"/>
    </style:style>
    <style:style style:name="T5" style:family="text">
      <style:text-properties officeooo:rsid="000931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2">Assiomi</text:p>
      <text:p text:style-name="P3"><text:span text:style-name="T2">Set vuoto</text:span><draw:frame draw:style-name="fr1" draw:name="Object1" text:anchor-type="as-char" svg:y="-0.152in" svg:width="2.2283in" svg:height="0.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>Regole di inferenza</text:p>
      <text:p text:style-name="P3"><text:span text:style-name="T2">Singleton</text:span><draw:frame draw:style-name="fr1" draw:name="Object2" text:anchor-type="as-char" svg:y="-0.2437in" svg:width="2.4945in" svg:height="0.4083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</text:span><draw:frame draw:style-name="fr1" draw:name="Object3" text:anchor-type="as-char" svg:y="-0.2728in" svg:width="2.6909in" svg:height="0.450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pan text:style-name="T2">Insert</text:span><draw:frame draw:style-name="fr1" draw:name="Object4" text:anchor-type="as-char" svg:y="-0.2728in" svg:width="4.1425in" svg:height="0.4508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2">Remove</text:span><draw:frame draw:style-name="fr1" draw:name="Object5" text:anchor-type="as-char" svg:y="-0.2728in" svg:width="3.9346in" svg:height="0.4508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7">IsEmpty, divisa tra valutazione true e false</text:p>
      <text:p text:style-name="P6"><draw:frame draw:style-name="fr1" draw:name="Object6" text:anchor-type="as-char" svg:y="-0.2598in" svg:width="2.5453in" svg:height="0.4244in" draw:z-index="6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2728in" svg:width="2.6252in" svg:height="0.4374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7">Contains, divisa tra valutazione true e false</text:p>
      <text:p text:style-name="P6"><draw:frame draw:style-name="fr1" draw:name="Object8" text:anchor-type="as-char" svg:y="-0.2728in" svg:width="5.0819in" svg:height="0.4374in" draw:z-index="8"><draw:object xlink:href="./Object 8" xlink:type="simple" xlink:show="embed" xlink:actuate="onLoad"/><draw:image xlink:href="./ObjectReplacements/Object 8" xlink:type="simple" xlink:show="embed" xlink:actuate="onLoad"/></draw:frame>,</text:p>
      <text:p text:style-name="P6"><draw:frame draw:style-name="fr1" draw:name="Object9" text:anchor-type="as-char" svg:y="-0.2728in" svg:width="5.0819in" svg:height="0.4374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7">Subset, <text:span text:style-name="T3">divisa nei tre casi:</text:span></text:p>
      <text:list xml:id="list249477542" text:style-name="L1">
        <text:list-item>
          <text:p text:style-name="P11">se a è un sottoinsieme di b</text:p>
        </text:list-item>
        <text:list-item>
          <text:p text:style-name="P11">se a non è un sottoinsieme di b</text:p>
        </text:list-item>
        <text:list-item>
          <text:p text:style-name="P12"><text:span text:style-name="T3">se I tipi sono diversi, </text:span><text:span text:style-name="T4">qu</text:span><text:span text:style-name="T5">i</text:span><text:span text:style-name="T4">ndi</text:span><text:span text:style-name="T3"> la valutazione è false</text:span></text:p>
        </text:list-item>
      </text:list>
      <text:p text:style-name="P6"><draw:frame draw:style-name="fr1" draw:name="Object10" text:anchor-type="as-char" svg:y="-0.5575in" svg:width="3.7071in" svg:height="1.0673in" draw:z-index="10"><draw:object xlink:href="./Object 10" xlink:type="simple" xlink:show="embed" xlink:actuate="onLoad"/><draw:image xlink:href="./ObjectReplacements/Object 10" xlink:type="simple" xlink:show="embed" xlink:actuate="onLoad"/></draw:frame>,</text:p>
      <text:p text:style-name="P6"><text:s/><draw:frame draw:style-name="fr1" draw:name="Object11" text:anchor-type="as-char" svg:y="-0.5575in" svg:width="3.7583in" svg:height="1.0673in" draw:z-index="11"><draw:object xlink:href="./Object 11" xlink:type="simple" xlink:show="embed" xlink:actuate="onLoad"/><draw:image xlink:href="./ObjectReplacements/Object 11" xlink:type="simple" xlink:show="embed" xlink:actuate="onLoad"/></draw:frame>,</text:p>
      <text:p text:style-name="P6"><text:soft-page-break/><text:s text:c="2"/><draw:frame draw:style-name="fr1" draw:name="Object12" text:anchor-type="as-char" svg:y="-0.4484in" svg:width="3.7583in" svg:height="0.8508in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SetMin<text:span text:style-name="T1"><draw:frame draw:style-name="fr1" draw:name="Object13" text:anchor-type="as-char" svg:y="-0.3508in" svg:width="2.6693in" svg:height="0.654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>SetMax<text:span text:style-name="T1"><draw:frame draw:style-name="fr1" draw:name="Object14" text:anchor-type="as-char" svg:y="-0.3508in" svg:width="2.6693in" svg:height="0.6543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>Forall <draw:frame draw:style-name="fr1" draw:name="Object15" text:anchor-type="as-char" svg:y="-0.4571in" svg:width="4.2516in" svg:height="0.8661in" draw:z-index="14"><draw:object xlink:href="./Object 15" xlink:type="simple" xlink:show="embed" xlink:actuate="onLoad"/><draw:image xlink:href="./ObjectReplacements/Object 15" xlink:type="simple" xlink:show="embed" xlink:actuate="onLoad"/></draw:frame>, </text:p>
      <text:p text:style-name="P8"><draw:frame draw:style-name="fr1" draw:name="Object16" text:anchor-type="as-char" svg:y="-0.4571in" svg:width="4.3035in" svg:height="0.866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>Exists <draw:frame draw:style-name="fr1" draw:name="Object17" text:anchor-type="as-char" svg:y="-0.4571in" svg:width="4.2575in" svg:height="0.8661in" draw:z-index="16"><draw:object xlink:href="./Object 17" xlink:type="simple" xlink:show="embed" xlink:actuate="onLoad"/><draw:image xlink:href="./ObjectReplacements/Object 17" xlink:type="simple" xlink:show="embed" xlink:actuate="onLoad"/></draw:frame>,</text:p>
      <text:p text:style-name="P9"><draw:frame draw:style-name="fr1" draw:name="Object18" text:anchor-type="as-char" svg:y="-0.4571in" svg:width="4.3098in" svg:height="0.8661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Filter <draw:frame draw:style-name="fr1" draw:name="Object19" text:anchor-type="as-char" svg:y="-0.4571in" svg:width="4.3957in" svg:height="0.8661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Map <draw:frame draw:style-name="fr1" draw:name="Object20" text:anchor-type="as-char" svg:y="-0.5654in" svg:width="4.3957in" svg:height="1.0835in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17T19:11:53.668596517</dc:date>
    <meta:editing-duration>PT5H44M8S</meta:editing-duration>
    <meta:editing-cycles>9</meta:editing-cycles>
    <meta:generator>LibreOffice/6.4.6.2$Linux_X86_64 LibreOffice_project/40$Build-2</meta:generator>
    <meta:document-statistic meta:table-count="0" meta:image-count="0" meta:object-count="20" meta:page-count="2" meta:paragraph-count="28" meta:word-count="71" meta:character-count="360" meta:non-whitespace-character-count="309"/>
  </office:meta>
</office:document-meta>
</file>

<file path=Object 1/content.xml><?xml version="1.0" encoding="utf-8"?>
<math xmlns="http://www.w3.org/1998/Math/MathML" display="block">
  <semantics>
    <mrow>
      <mi mathvariant="italic">env</mi>
      <mi>▹</mi>
      <mtext>EmptySet</mtext>
      <mrow>
        <mo fence="true" stretchy="false">(</mo>
        <mrow>
          <mi mathvariant="italic">type</mi>
        </mrow>
        <mo fence="true" stretchy="false">)</mo>
      </mrow>
      <mo stretchy="false">⇒</mo>
      <mi mathvariant="normal">∅</mi>
      <mi mathvariant="normal">:</mi>
      <mi mathvariant="italic">type</mi>
    </mrow>
    <annotation encoding="StarMath 5.0">env ▹ "EmptySet"( type) drarrow emptyset:type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subseteq lbrace w_j : j in el2 rbrace}
over 
{env ▹ "Subset"(Set(el1, type1), Set(el2, type2)) drarrow true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nsubseteq lbrace w_j : j in el2 rbrace}
over 
{env ▹ "Subset"(Set(el1, type1), Set(el2, type2)) drarrow false}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frac>
              <mrow>
                <mi mathvariant="italic">type</mi>
                <mrow>
                  <mn>1</mn>
                  <mo stretchy="false">≠</mo>
                  <mi mathvariant="italic">type</mi>
                </mrow>
                <mn>2</mn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{type1 &lt;&gt; type2}
over 
{env ▹ "Subset"(Set(el1, type1), Set(el2, type2)) drarrow false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in lbrace v_i : i in els rbrace}
over 
{env ▹ SetMin(Set(els, type)) drarrow v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ax lbrace v_i : i in els rbrace}
over 
{env ▹ SetMax(Set(els, type)) drarrow v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forall j. j in lbrace v_i : i in els rbrace and  decEnv ▹ FunCall(f, j) drarrow Bool(true))}
over
{ env ▹ "Forall"(Fun(name, body, decEnv), Set(els, type)) drarrow true}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exists j. j in lbrace v_i : i in els rbrace and  decEnv ▹ FunCall(f, j) drarrow Bool(false))}
over
{ env ▹ "Forall"(Fun(name, body, decEnv), Set(els, type)) drarrow false}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exists j. j in lbrace v_i : i in els rbrace and  decEnv ▹ FunCall(f, j) drarrow Bool(true))}
over
{ env ▹ "Exists"(Fun(name, body, decEnv), Set(els, type)) drarrow true}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forall j. j in lbrace v_i : i in els rbrace and  decEnv ▹ FunCall(f, j) drarrow Bool(false))}
over
{ env ▹ "Exists"(Fun(name, body, decEnv), Set(els, type)) drarrow false}</annotation>
  </semantics>
</math>
</file>

<file path=Object 1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i mathvariant="italic">decEnv</mi>
                        </mrow>
                      </mrow>
                      <mi>▹</mi>
                      <mi mathvariant="italic">FunCall</mi>
                      <mrow>
                        <mo fence="true" stretchy="false">(</mo>
                        <mrow>
                          <mrow>
                            <mi>f</mi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⇒</mo>
                      <mi mathvariant="italic">Bool</mi>
                      <mrow>
                        <mo fence="true" stretchy="false">(</mo>
                        <mrow>
                          <mi mathvariant="italic">true</mi>
                        </mrow>
                        <mo fence="true" stretchy="false">)</mo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, decEnv) drarrow f:bool,
{  }newline{  }
{x = lbrace j : 
	j in lbrace v_i : i in els rbrace and 
	decEnv ▹ FunCall(f, j) drarrow Bool(true)
rbrace}
over
{ env ▹ "Filter"(Fun(name, body, decEnv), Set(els, type)) drarrow 
x:type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row>
              <mo fence="true" stretchy="false">(</mo>
              <mrow>
                <mrow>
                  <mo stretchy="false">∀</mo>
                  <mi>j</mi>
                  <mi>.</mi>
                  <mrow>
                    <mi>j</mi>
                    <mo stretchy="false">∈</mo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i mathvariant="normal">:</mi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o stretchy="false">∧</mo>
                      <mi mathvariant="italic">decEnv</mi>
                    </mrow>
                  </mrow>
                  <mi>▹</mi>
                  <mi mathvariant="italic">FunCall</mi>
                  <mrow>
                    <mo fence="true" stretchy="false">(</mo>
                    <mrow>
                      <mrow>
                        <mi>f</mi>
                        <mi>,</mi>
                        <mi>j</mi>
                      </mrow>
                    </mrow>
                    <mo fence="true" stretchy="false">)</mo>
                  </mrow>
                  <mo stretchy="false">⇒</mo>
                  <msub>
                    <mi>x</mi>
                    <mi>j</mi>
                  </msub>
                </mrow>
              </mrow>
              <mo fence="true" stretchy="false">)</mo>
            </mrow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, decEnv) drarrow f:bool
{  }newline{  }
(forall j. 
	j in lbrace v_i : i in els rbrace and 
	decEnv ▹ FunCall(f, j) drarrow x_j
)
{  }newline{  }
{x = lbrace x_j : j in lbrace v_i : i in els rbrace rbrace}
over
{ env ▹ "Filter"(Fun(name, body, decEnv), Set(els, type)) drarrow 
x:type}</annotation>
  </semantics>
</math>
</file>

<file path=Object 3/content.xml><?xml version="1.0" encoding="utf-8"?>
<math xmlns="http://www.w3.org/1998/Math/MathML" display="block">
  <semantics>
    <mfrac>
      <mrow>
        <mi mathvariant="italic">env</mi>
        <mi>▹</mi>
        <mrow>
          <mo fence="true" stretchy="false">(</mo>
          <mrow>
            <mrow>
              <mo stretchy="false">∀</mo>
              <mi>i</mi>
              <mi>.</mi>
              <mrow>
                <mi>i</mi>
                <mo stretchy="false">∈</mo>
                <mrow>
                  <mi mathvariant="italic">els</mi>
                  <mo stretchy="false">∧</mo>
                  <mi>i</mi>
                </mrow>
              </mrow>
              <mi mathvariant="normal">:</mi>
              <mi mathvariant="italic">type</mi>
              <mo stretchy="false">⇒</mo>
              <msub>
                <mi>v</mi>
                <mi>i</mi>
              </msub>
            </mrow>
          </mrow>
          <mo fence="true" stretchy="false">)</mo>
        </mrow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space width="0.5em"/>
              <mi mathvariant="normal">:</mi>
              <mspace width="0.5em"/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env ▹ ( forall i. i in els and i:type drarrow v_i)
} 
over 
{ env ▹ Set(els, type) drarrow 
	lbrace v_i `:` i in els rbrace:type 
}</annotation>
  </semantics>
</math>
</file>

<file path=Object 4/content.xml><?xml version="1.0" encoding="utf-8"?>
<math xmlns="http://www.w3.org/1998/Math/MathML" display="block">
  <semantics>
    <mfrac>
      <mrow>
        <mi mathvariant="italic">env</mi>
        <mi>▹</mi>
        <mi mathvariant="italic">newel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nsert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newel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>U</mi>
        <mrow>
          <mo fence="true" stretchy="false">{</mo>
          <mrow>
            <mi>w</mi>
          </mrow>
          <mo fence="true" stretchy="false">}</mo>
        </mrow>
        <mi mathvariant="normal">:</mi>
        <mi mathvariant="italic">type</mi>
      </mrow>
    </mfrac>
    <annotation encoding="StarMath 5.0">{
env ▹ newel drarrow w:type, 
env ▹ Set(els, type) drarrow lbrace v_i : i in els rbrace:type
} 
over 
{  env ▹ Insert(Set(els, type), newel) drarrow 
	lbrace v_i : i in els rbrace U lbrace w rbrace:type
}</annotation>
  </semantics>
</math>
</file>

<file path=Object 5/content.xml><?xml version="1.0" encoding="utf-8"?>
<math xmlns="http://www.w3.org/1998/Math/MathML" display="block">
  <semantics>
    <mfrac>
      <mrow>
        <mi mathvariant="italic">env</mi>
        <mi>▹</mi>
        <mi mathvariant="italic">r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Remove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rm</mi>
            </mrow>
          </mrow>
          <mo fence="true" stretchy="false">)</mo>
        </mrow>
        <mo stretchy="false">⇒</mo>
        <mrow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  <mo stretchy="false">/</mo>
          <mrow>
            <mo fence="true" stretchy="false">{</mo>
            <mrow>
              <mi>w</mi>
            </mrow>
            <mo fence="true" stretchy="false">}</mo>
          </mrow>
        </mrow>
        <mi mathvariant="normal">:</mi>
        <mi mathvariant="italic">type</mi>
      </mrow>
    </mfrac>
    <annotation encoding="StarMath 5.0">{
env ▹ rm drarrow w:type, 
env ▹ Set(els, type) drarrow lbrace v_i : i in els rbrace:type
} 
over 
{  env ▹ Remove(Set(els, type), rm) drarrow 
	lbrace v_i : i in els rbrace /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true</mi>
      </mrow>
    </mfrac>
    <annotation encoding="StarMath 5.0">{ 
env ▹ Set(els, type) drarrow emptyset:type
} 
over 
{  env ▹ IsEmpty(Set(els, type)) drarrow true
}</annotation>
  </semantics>
</math>
</file>

<file path=Object 7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false</mi>
      </mrow>
    </mfrac>
    <annotation encoding="StarMath 5.0">{ 
env ▹ Set(els, type) drarrow lbrace v_i : i in els rbrace:type
} 
over 
{  env ▹ IsEmpty(Set(els, type)) drarrow false
}</annotation>
  </semantics>
</math>
</file>

<file path=Object 8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∈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true</mi>
      </mrow>
    </mfrac>
    <annotation encoding="StarMath 5.0">{
env ▹ elem drarrow w:type, 
env ▹ Set(els, type) drarrow lbrace v_i : i in els rbrace:type,
w in lbrace v_i : i in els rbrace
} 
over 
{  env ▹ Contains(Set(els, type), elem) drarrow true
}</annotation>
  </semantics>
</math>
</file>

<file path=Object 9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∉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false</mi>
      </mrow>
    </mfrac>
    <annotation encoding="StarMath 5.0">{
env ▹ elem drarrow w:type, 
env ▹ Set(els, type) drarrow lbrace v_i : i in els rbrace:type,
w notin lbrace v_i : i in els rbrace
} 
over 
{  env ▹ Contains(Set(els, type), elem) drarrow false
}</annotation>
  </semantics>
</math>
</file>